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6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10.83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5.03mm"/>
    </style:style>
    <style:style style:name="co6" style:family="table-column">
      <style:table-column-properties fo:break-before="auto" style:column-width="6.97mm"/>
    </style:style>
    <style:style style:name="co7" style:family="table-column">
      <style:table-column-properties fo:break-before="auto" style:column-width="6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16.92mm"/>
    </style:style>
    <style:style style:name="co11" style:family="table-column">
      <style:table-column-properties fo:break-before="auto" style:column-width="18.29mm"/>
    </style:style>
    <style:style style:name="co12" style:family="table-column">
      <style:table-column-properties fo:break-before="auto" style:column-width="18.86mm"/>
    </style:style>
    <style:style style:name="co13" style:family="table-column">
      <style:table-column-properties fo:break-before="auto" style:column-width="25.49mm"/>
    </style:style>
    <style:style style:name="co14" style:family="table-column">
      <style:table-column-properties fo:break-before="auto" style:column-width="35.44mm"/>
    </style:style>
    <style:style style:name="co15" style:family="table-column">
      <style:table-column-properties fo:break-before="auto" style:column-width="26.58mm"/>
    </style:style>
    <style:style style:name="co16" style:family="table-column">
      <style:table-column-properties fo:break-before="auto" style:column-width="41.24mm"/>
    </style:style>
    <style:style style:name="co17" style:family="table-column">
      <style:table-column-properties fo:break-before="auto" style:column-width="8.63mm"/>
    </style:style>
    <style:style style:name="co18" style:family="table-column">
      <style:table-column-properties fo:break-before="auto" style:column-width="10.55mm"/>
    </style:style>
    <style:style style:name="co19" style:family="table-column">
      <style:table-column-properties fo:break-before="auto" style:column-width="18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0"/>
    <style:style style:name="ce2" style:family="table-cell" style:parent-style-name="Default" style:data-style-name="N10"/>
    <style:style style:name="ce3" style:family="table-cell" style:parent-style-name="Default" style:data-style-name="N30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99" fo:border="0.06pt solid #000000"/>
    </style:style>
    <style:style style:name="ce6" style:family="table-cell" style:parent-style-name="Default" style:data-style-name="N41">
      <style:table-cell-properties fo:background-color="#ffff99" fo:border="0.06pt solid #000000"/>
    </style:style>
    <style:style style:name="ce7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FPam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0" table:default-cell-style-name="Default"/>
        <table:table-row table:style-name="ro1">
          <table:table-cell office:value-type="string" calcext:value-type="string">
            <text:p>基本情報午前</text:p>
          </table:table-cell>
          <table:table-cell table:number-columns-repeated="83"/>
        </table:table-row>
        <table:table-row table:style-name="ro2">
          <table:table-cell office:value-type="string" calcext:value-type="string">
            <text:p>正1</text:p>
          </table:table-cell>
          <table:table-cell office:value-type="string" calcext:value-type="string">
            <text:p>日付</text:p>
          </table:table-cell>
          <table:table-cell office:value-type="string" calcext:value-type="string">
            <text:p>年度</text:p>
          </table:table-cell>
          <table:table-cell office:value-type="string" calcext:value-type="string">
            <text:p>比率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偽0</text:p>
          </table:table-cell>
          <table:table-cell office:value-type="date" office:date-value="2019-12-12" calcext:value-type="date">
            <text:p>19/12/12</text:p>
          </table:table-cell>
          <table:table-cell office:value-type="string" calcext:value-type="string">
            <text:p>h24s</text:p>
          </table:table-cell>
          <table:table-cell table:style-name="ce2" table:formula="of:=COUNTIF([.E3:.CF3];&quot;1&quot;)/80" office:value-type="percentage" office:value="0.6375" calcext:value-type="percentage">
            <text:p>64%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4a</text:p>
          </table:table-cell>
          <table:table-cell table:number-columns-repeated="81"/>
        </table:table-row>
        <table:table-row table:style-name="ro1" table:number-rows-repeated="1048571">
          <table:table-cell table:number-columns-repeated="84"/>
        </table:table-row>
        <table:table-row table:style-name="ro1">
          <table:table-cell table:number-columns-repeated="84"/>
        </table:table-row>
      </table:table>
      <table:table table:name="FPpm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column table:style-name="co3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基本情報午後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正1</text:p>
          </table:table-cell>
          <table:table-cell table:number-columns-repeated="4"/>
          <table:table-cell table:number-columns-repeated="7" office:value-type="float" office:value="12" calcext:value-type="float">
            <text:p>12</text:p>
          </table:table-cell>
          <table:table-cell table:number-columns-repeated="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偽0</text:p>
          </table:table-cell>
          <table:table-cell/>
          <table:table-cell table:style-name="ce3" office:value-type="string" calcext:value-type="string">
            <text:p>日付</text:p>
          </table:table-cell>
          <table:table-cell table:style-name="ce4" office:value-type="string" calcext:value-type="string">
            <text:p>年度</text:p>
          </table:table-cell>
          <table:table-cell table:style-name="ce4" office:value-type="string" calcext:value-type="string">
            <text:p>比率</text:p>
          </table:table-cell>
          <table:table-cell table:style-name="ce4" office:value-type="string" calcext:value-type="string">
            <text:p>問1</text:p>
          </table:table-cell>
          <table:table-cell table:style-name="ce4" office:value-type="string" calcext:value-type="string">
            <text:p>問2</text:p>
          </table:table-cell>
          <table:table-cell table:style-name="ce4" office:value-type="string" calcext:value-type="string">
            <text:p>問3</text:p>
          </table:table-cell>
          <table:table-cell table:style-name="ce4" office:value-type="string" calcext:value-type="string">
            <text:p>問4</text:p>
          </table:table-cell>
          <table:table-cell table:style-name="ce4" office:value-type="string" calcext:value-type="string">
            <text:p>問5</text:p>
          </table:table-cell>
          <table:table-cell table:style-name="ce4" office:value-type="string" calcext:value-type="string">
            <text:p>問6</text:p>
          </table:table-cell>
          <table:table-cell table:style-name="ce4" office:value-type="string" calcext:value-type="string">
            <text:p>問7</text:p>
          </table:table-cell>
          <table:table-cell table:style-name="ce4" office:value-type="string" calcext:value-type="string">
            <text:p>問8</text:p>
          </table:table-cell>
          <table:table-cell table:style-name="ce4" office:value-type="string" calcext:value-type="string">
            <text:p>問9</text:p>
          </table:table-cell>
          <table:table-cell table:style-name="ce4" office:value-type="string" calcext:value-type="string">
            <text:p>問10</text:p>
          </table:table-cell>
          <table:table-cell table:style-name="ce4" office:value-type="string" calcext:value-type="string">
            <text:p>問11</text:p>
          </table:table-cell>
          <table:table-cell table:style-name="ce4" office:value-type="string" calcext:value-type="string">
            <text:p>問12</text:p>
          </table:table-cell>
        </table:table-row>
        <table:table-row table:style-name="ro2">
          <table:table-cell office:value-type="string" calcext:value-type="string">
            <text:p>1必須</text:p>
          </table:table-cell>
          <table:table-cell office:value-type="string" calcext:value-type="string">
            <text:p>12点</text:p>
          </table:table-cell>
          <table:table-cell table:style-name="ce3" office:value-type="date" office:date-value="2019-12-13" calcext:value-type="date">
            <text:p>19/12/13</text:p>
          </table:table-cell>
          <table:table-cell table:style-name="ce4" office:value-type="string" calcext:value-type="string">
            <text:p>h24s</text:p>
          </table:table-cell>
          <table:table-cell table:style-name="ce4"/>
          <table:table-cell table:style-name="ce5" office:value-type="string" calcext:value-type="string">
            <text:p>ハードウェア</text:p>
          </table:table-cell>
          <table:table-cell table:style-name="ce4" office:value-type="string" calcext:value-type="string">
            <text:p>ソフトウェア</text:p>
          </table:table-cell>
          <table:table-cell table:style-name="ce4" office:value-type="string" calcext:value-type="string">
            <text:p>データベース</text:p>
          </table:table-cell>
          <table:table-cell table:style-name="ce4" office:value-type="string" calcext:value-type="string">
            <text:p>ネットワーク</text:p>
          </table:table-cell>
          <table:table-cell table:style-name="ce4" office:value-type="string" calcext:value-type="string">
            <text:p>ソフトウェア設計</text:p>
          </table:table-cell>
          <table:table-cell table:style-name="ce4" office:value-type="string" calcext:value-type="string">
            <text:p>プロジェクトマネジメント</text:p>
          </table:table-cell>
          <table:table-cell table:style-name="ce4" office:value-type="string" calcext:value-type="string">
            <text:p>経営・関連法規</text:p>
          </table:table-cell>
          <table:table-cell table:style-name="ce5" office:value-type="string" calcext:value-type="string">
            <text:p>データ構造及びアルゴリズム</text:p>
          </table:table-cell>
          <table:table-cell table:style-name="ce5" office:value-type="string" calcext:value-type="string">
            <text:p>C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2~7選択 <text:s/>4/6</text:p>
          </table:table-cell>
          <table:table-cell office:value-type="string" calcext:value-type="string">
            <text:p>12点＊4問</text:p>
          </table:table-cell>
          <table:table-cell table:style-name="ce3"/>
          <table:table-cell table:style-name="ce4" table:number-columns-repeated="2"/>
          <table:table-cell table:style-name="ce6" office:value-type="string" calcext:value-type="string">
            <text:p>1/:5</text:p>
          </table:table-cell>
          <table:table-cell table:style-name="ce7" office:value-type="string" calcext:value-type="string">
            <text:p>4/:5</text:p>
          </table:table-cell>
          <table:table-cell table:style-name="ce4" office:value-type="string" calcext:value-type="string">
            <text:p>4/:5</text:p>
          </table:table-cell>
          <table:table-cell table:style-name="ce4" office:value-type="string" calcext:value-type="string">
            <text:p>2/:5</text:p>
          </table:table-cell>
          <table:table-cell table:style-name="ce4" office:value-type="string" calcext:value-type="string">
            <text:p>4/:6</text:p>
          </table:table-cell>
          <table:table-cell table:style-name="ce4" office:value-type="string" calcext:value-type="string">
            <text:p>6/:6</text:p>
          </table:table-cell>
          <table:table-cell table:style-name="ce4"/>
          <table:table-cell table:style-name="ce5" table:number-columns-repeated="2"/>
          <table:table-cell table:style-name="ce4" table:number-columns-repeated="3"/>
        </table:table-row>
        <table:table-row table:style-name="ro2">
          <table:table-cell office:value-type="string" calcext:value-type="string">
            <text:p>8必須</text:p>
          </table:table-cell>
          <table:table-cell office:value-type="string" calcext:value-type="string">
            <text:p>20点</text:p>
          </table:table-cell>
          <table:table-cell table:style-name="ce3"/>
          <table:table-cell table:style-name="ce4" table:number-columns-repeated="2"/>
          <table:table-cell table:style-name="ce5"/>
          <table:table-cell table:style-name="ce4" table:number-columns-repeated="6"/>
          <table:table-cell table:style-name="ce5" table:number-columns-repeated="2"/>
          <table:table-cell table:style-name="ce4" table:number-columns-repeated="3"/>
        </table:table-row>
        <table:table-row table:style-name="ro2">
          <table:table-cell office:value-type="string" calcext:value-type="string">
            <text:p>9~13選 <text:s/>1/5</text:p>
          </table:table-cell>
          <table:table-cell office:value-type="string" calcext:value-type="string">
            <text:p>20点</text:p>
          </table:table-cell>
          <table:table-cell table:style-name="ce3"/>
          <table:table-cell table:style-name="ce4" table:number-columns-repeated="2"/>
          <table:table-cell table:style-name="ce5"/>
          <table:table-cell table:style-name="ce4" table:number-columns-repeated="6"/>
          <table:table-cell table:style-name="ce5" table:number-columns-repeated="2"/>
          <table:table-cell table:style-name="ce4" table:number-columns-repeated="3"/>
        </table:table-row>
        <table:table-row table:style-name="ro1" table:number-rows-repeated="17">
          <table:table-cell table:number-columns-repeated="2"/>
          <table:table-cell table:style-name="ce3"/>
          <table:table-cell table:style-name="ce4" table:number-columns-repeated="2"/>
          <table:table-cell table:style-name="ce5"/>
          <table:table-cell table:style-name="ce4" table:number-columns-repeated="6"/>
          <table:table-cell table:style-name="ce5" table:number-columns-repeated="2"/>
          <table:table-cell table:style-name="ce4" table:number-columns-repeated="3"/>
        </table:table-row>
        <table:table-row table:style-name="ro1" table:number-rows-repeated="104855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APam" table:style-name="ta1" table:print="false">
        <table:table-column table:style-name="co1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9" table:default-cell-style-name="Default"/>
        <table:table-row table:style-name="ro1">
          <table:table-cell office:value-type="string" calcext:value-type="string">
            <text:p>基本情報午前</text:p>
          </table:table-cell>
          <table:table-cell table:style-name="ce1"/>
          <table:table-cell table:number-columns-repeated="82"/>
        </table:table-row>
        <table:table-row table:style-name="ro1">
          <table:table-cell/>
          <table:table-cell table:style-name="ce1" office:value-type="string" calcext:value-type="string">
            <text:p>日付</text:p>
          </table:table-cell>
          <table:table-cell office:value-type="string" calcext:value-type="string">
            <text:p>年度</text:p>
          </table:table-cell>
          <table:table-cell office:value-type="string" calcext:value-type="string">
            <text:p>比率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0200120" calcext:value-type="float">
            <text:p>20200120</text:p>
          </table:table-cell>
          <table:table-cell office:value-type="string" calcext:value-type="string">
            <text:p>h30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回答</text:p>
          </table:table-cell>
          <table:table-cell table:formula="of:=COUNTIF([.E4:.AR4];&quot;〇&quot;)" office:value-type="float" office:value="0" calcext:value-type="float">
            <text:p>0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u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u</text:p>
          </table:table-cell>
          <table:table-cell table:number-columns-repeated="3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table:number-columns-repeated="40"/>
        </table:table-row>
        <table:table-row table:style-name="ro1">
          <table:table-cell table:number-columns-repeated="2"/>
          <table:table-cell table:formula="of:=23/40" office:value-type="float" office:value="0.575" calcext:value-type="float">
            <text:p>0.58</text:p>
          </table:table-cell>
          <table:table-cell table:formula="of:=COUNTA([.E4:.AR4])" office:value-type="float" office:value="40" calcext:value-type="float">
            <text:p>40</text:p>
          </table:table-cell>
          <table:table-cell table:formula="of:=IF([.E3] = [.E4];&quot;〇&quot; ;&quot;×&quot;)" office:value-type="string" office:string-value="×" calcext:value-type="string">
            <text:p>×</text:p>
          </table:table-cell>
          <table:table-cell table:formula="of:=IF([.F3] = [.F4];&quot;〇&quot; ;&quot;×&quot;)" office:value-type="string" office:string-value="〇" calcext:value-type="string">
            <text:p>〇</text:p>
          </table:table-cell>
          <table:table-cell table:formula="of:=IF([.G3] = [.G4];&quot;〇&quot; ;&quot;×&quot;)" office:value-type="string" office:string-value="〇" calcext:value-type="string">
            <text:p>〇</text:p>
          </table:table-cell>
          <table:table-cell table:formula="of:=IF([.H3] = [.H4];&quot;〇&quot; ;&quot;×&quot;)" office:value-type="string" office:string-value="×" calcext:value-type="string">
            <text:p>×</text:p>
          </table:table-cell>
          <table:table-cell table:formula="of:=IF([.I3] = [.I4];&quot;〇&quot; ;&quot;×&quot;)" office:value-type="string" office:string-value="×" calcext:value-type="string">
            <text:p>×</text:p>
          </table:table-cell>
          <table:table-cell table:formula="of:=IF([.J3] = [.J4];&quot;〇&quot; ;&quot;×&quot;)" office:value-type="string" office:string-value="×" calcext:value-type="string">
            <text:p>×</text:p>
          </table:table-cell>
          <table:table-cell table:formula="of:=IF([.K3] = [.K4];&quot;〇&quot; ;&quot;×&quot;)" office:value-type="string" office:string-value="〇" calcext:value-type="string">
            <text:p>〇</text:p>
          </table:table-cell>
          <table:table-cell table:formula="of:=IF([.L3] = [.L4];&quot;〇&quot; ;&quot;×&quot;)" office:value-type="string" office:string-value="〇" calcext:value-type="string">
            <text:p>〇</text:p>
          </table:table-cell>
          <table:table-cell table:formula="of:=IF([.M3] = [.M4];&quot;〇&quot; ;&quot;×&quot;)" office:value-type="string" office:string-value="×" calcext:value-type="string">
            <text:p>×</text:p>
          </table:table-cell>
          <table:table-cell table:formula="of:=IF([.N3] = [.N4];&quot;〇&quot; ;&quot;×&quot;)" office:value-type="string" office:string-value="〇" calcext:value-type="string">
            <text:p>〇</text:p>
          </table:table-cell>
          <table:table-cell table:formula="of:=IF([.O3] = [.O4];&quot;〇&quot; ;&quot;×&quot;)" office:value-type="string" office:string-value="〇" calcext:value-type="string">
            <text:p>〇</text:p>
          </table:table-cell>
          <table:table-cell table:formula="of:=IF([.P3] = [.P4];&quot;〇&quot; ;&quot;×&quot;)" office:value-type="string" office:string-value="×" calcext:value-type="string">
            <text:p>×</text:p>
          </table:table-cell>
          <table:table-cell table:formula="of:=IF([.Q3] = [.Q4];&quot;〇&quot; ;&quot;×&quot;)" office:value-type="string" office:string-value="×" calcext:value-type="string">
            <text:p>×</text:p>
          </table:table-cell>
          <table:table-cell table:formula="of:=IF([.R3] = [.R4];&quot;〇&quot; ;&quot;×&quot;)" office:value-type="string" office:string-value="〇" calcext:value-type="string">
            <text:p>〇</text:p>
          </table:table-cell>
          <table:table-cell table:formula="of:=IF([.S3] = [.S4];&quot;〇&quot; ;&quot;×&quot;)" office:value-type="string" office:string-value="〇" calcext:value-type="string">
            <text:p>〇</text:p>
          </table:table-cell>
          <table:table-cell table:formula="of:=IF([.T3] = [.T4];&quot;〇&quot; ;&quot;×&quot;)" office:value-type="string" office:string-value="×" calcext:value-type="string">
            <text:p>×</text:p>
          </table:table-cell>
          <table:table-cell table:formula="of:=IF([.U3] = [.U4];&quot;〇&quot; ;&quot;×&quot;)" office:value-type="string" office:string-value="×" calcext:value-type="string">
            <text:p>×</text:p>
          </table:table-cell>
          <table:table-cell table:formula="of:=IF([.V3] = [.V4];&quot;〇&quot; ;&quot;×&quot;)" office:value-type="string" office:string-value="×" calcext:value-type="string">
            <text:p>×</text:p>
          </table:table-cell>
          <table:table-cell table:formula="of:=IF([.W3] = [.W4];&quot;〇&quot; ;&quot;×&quot;)" office:value-type="string" office:string-value="〇" calcext:value-type="string">
            <text:p>〇</text:p>
          </table:table-cell>
          <table:table-cell table:formula="of:=IF([.X3] = [.X4];&quot;〇&quot; ;&quot;×&quot;)" office:value-type="string" office:string-value="〇" calcext:value-type="string">
            <text:p>〇</text:p>
          </table:table-cell>
          <table:table-cell table:formula="of:=IF([.Y3] = [.Y4];&quot;〇&quot; ;&quot;×&quot;)" office:value-type="string" office:string-value="〇" calcext:value-type="string">
            <text:p>〇</text:p>
          </table:table-cell>
          <table:table-cell table:formula="of:=IF([.Z3] = [.Z4];&quot;〇&quot; ;&quot;×&quot;)" office:value-type="string" office:string-value="×" calcext:value-type="string">
            <text:p>×</text:p>
          </table:table-cell>
          <table:table-cell table:formula="of:=IF([.AA3] = [.AA4];&quot;〇&quot; ;&quot;×&quot;)" office:value-type="string" office:string-value="×" calcext:value-type="string">
            <text:p>×</text:p>
          </table:table-cell>
          <table:table-cell table:formula="of:=IF([.AB3] = [.AB4];&quot;〇&quot; ;&quot;×&quot;)" office:value-type="string" office:string-value="〇" calcext:value-type="string">
            <text:p>〇</text:p>
          </table:table-cell>
          <table:table-cell table:formula="of:=IF([.AC3] = [.AC4];&quot;〇&quot; ;&quot;×&quot;)" office:value-type="string" office:string-value="×" calcext:value-type="string">
            <text:p>×</text:p>
          </table:table-cell>
          <table:table-cell table:formula="of:=IF([.AD3] = [.AD4];&quot;〇&quot; ;&quot;×&quot;)" office:value-type="string" office:string-value="〇" calcext:value-type="string">
            <text:p>〇</text:p>
          </table:table-cell>
          <table:table-cell table:formula="of:=IF([.AE3] = [.AE4];&quot;〇&quot; ;&quot;×&quot;)" office:value-type="string" office:string-value="〇" calcext:value-type="string">
            <text:p>〇</text:p>
          </table:table-cell>
          <table:table-cell table:formula="of:=IF([.AF3] = [.AF4];&quot;〇&quot; ;&quot;×&quot;)" office:value-type="string" office:string-value="〇" calcext:value-type="string">
            <text:p>〇</text:p>
          </table:table-cell>
          <table:table-cell table:formula="of:=IF([.AG3] = [.AG4];&quot;〇&quot; ;&quot;×&quot;)" office:value-type="string" office:string-value="×" calcext:value-type="string">
            <text:p>×</text:p>
          </table:table-cell>
          <table:table-cell table:formula="of:=IF([.AH3] = [.AH4];&quot;〇&quot; ;&quot;×&quot;)" office:value-type="string" office:string-value="×" calcext:value-type="string">
            <text:p>×</text:p>
          </table:table-cell>
          <table:table-cell table:formula="of:=IF([.AI3] = [.AI4];&quot;〇&quot; ;&quot;×&quot;)" office:value-type="string" office:string-value="×" calcext:value-type="string">
            <text:p>×</text:p>
          </table:table-cell>
          <table:table-cell table:formula="of:=IF([.AJ3] = [.AJ4];&quot;〇&quot; ;&quot;×&quot;)" office:value-type="string" office:string-value="×" calcext:value-type="string">
            <text:p>×</text:p>
          </table:table-cell>
          <table:table-cell table:formula="of:=IF([.AK3] = [.AK4];&quot;〇&quot; ;&quot;×&quot;)" office:value-type="string" office:string-value="〇" calcext:value-type="string">
            <text:p>〇</text:p>
          </table:table-cell>
          <table:table-cell table:formula="of:=IF([.AL3] = [.AL4];&quot;〇&quot; ;&quot;×&quot;)" office:value-type="string" office:string-value="〇" calcext:value-type="string">
            <text:p>〇</text:p>
          </table:table-cell>
          <table:table-cell table:formula="of:=IF([.AM3] = [.AM4];&quot;〇&quot; ;&quot;×&quot;)" office:value-type="string" office:string-value="〇" calcext:value-type="string">
            <text:p>〇</text:p>
          </table:table-cell>
          <table:table-cell table:formula="of:=IF([.AN3] = [.AN4];&quot;〇&quot; ;&quot;×&quot;)" office:value-type="string" office:string-value="〇" calcext:value-type="string">
            <text:p>〇</text:p>
          </table:table-cell>
          <table:table-cell table:formula="of:=IF([.AO3] = [.AO4];&quot;〇&quot; ;&quot;×&quot;)" office:value-type="string" office:string-value="〇" calcext:value-type="string">
            <text:p>〇</text:p>
          </table:table-cell>
          <table:table-cell table:formula="of:=IF([.AP3] = [.AP4];&quot;〇&quot; ;&quot;×&quot;)" office:value-type="string" office:string-value="〇" calcext:value-type="string">
            <text:p>〇</text:p>
          </table:table-cell>
          <table:table-cell table:formula="of:=IF([.AQ3] = [.AQ4];&quot;〇&quot; ;&quot;×&quot;)" office:value-type="string" office:string-value="〇" calcext:value-type="string">
            <text:p>〇</text:p>
          </table:table-cell>
          <table:table-cell table:formula="of:=IF([.AR3] = [.AR4];&quot;〇&quot; ;&quot;×&quot;)" office:value-type="string" office:string-value="〇" calcext:value-type="string">
            <text:p>〇</text:p>
          </table:table-cell>
          <table:table-cell table:number-columns-repeated="40"/>
        </table:table-row>
        <table:table-row table:style-name="ro1">
          <table:table-cell table:number-columns-repeated="84"/>
        </table:table-row>
        <table:table-row table:style-name="ro1">
          <table:table-cell table:number-columns-repeated="2"/>
          <table:table-cell office:value-type="string" calcext:value-type="string">
            <text:p>h31s</text:p>
          </table:table-cell>
          <table:table-cell table:number-columns-repeated="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date-style style:name="N113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0000/00/00</text:date>, <text:time style:data-style-name="N2" text:time-value="13:51:12.8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4M11S</meta:editing-duration>
    <meta:editing-cycles>12</meta:editing-cycles>
    <meta:generator>LibreOffice/5.0.5.2$Windows_x86 LibreOffice_project/55b006a02d247b5f7215fc6ea0fde844b30035b3</meta:generator>
    <dc:date>2020-05-11T21:47:45.022000000</dc:date>
    <meta:document-statistic meta:table-count="3" meta:cell-count="436" meta:object-count="0"/>
    <meta:user-defined meta:name="Info 1"/>
    <meta:user-defined meta:name="Info 2"/>
    <meta:user-defined meta:name="Info 3"/>
    <meta:user-defined meta:name="Info 4"/>
  </office:meta>
</office:document-meta>
</file>